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9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table:style-name="Default" office:value-type="string">
            <text:p>I förra iterationen så skapade jag en poängräknare samt funktionalitet för att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hantera poäng, spara, ladda och kunna utnyttja den senare för att kunna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låsa upp olika föremål. Jag skapade ett ingame UI till spelet.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Jag gjorde så att det kommer flera vågor i en nivå och la till 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svårighetsgrader. Jag la också till ljud till det mesta.</text:p>
          </table:table-cell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Tidsrapport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Kar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Skapa poängräknare samt multiplier funktion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Skapa ui för spelarens hp</text:p>
          </table:table-cell>
          <table:table-cell office:value-type="string">
            <text:p>Kl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Esc för paus texten, svårighetsgrad och nivå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Funktion för att visa bossarnas HP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Skapa bas funktionalitet för poänghantering.</text:p>
          </table:table-cell>
          <table:table-cell office:value-type="string">
            <text:p>Klar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Skapa fler vågor i en nivå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kapa iterationsplan 5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table:number-columns-repeated="2"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Fortsatt strukturering av kod.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llmäna tweaks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eta efter bug med hitbox.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ägg till svårighetsgrader.</text:p>
          </table:table-cell>
          <table:table-cell office:value-type="string">
            <text:p>Kl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ägg till ljud.</text:p>
          </table:table-cell>
          <table:table-cell office:value-type="string">
            <text:p>Kla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10:.D23])" office:value-type="float" office:value="38.5">
            <text:p>38.5</text:p>
          </table:table-cell>
          <table:table-cell table:formula="of:=SUM([.E10:.E23])" office:value-type="float" office:value="33.5">
            <text:p>33.5</text:p>
          </table:table-cell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100.1">
            <text:p>100.1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Default" office:value-type="string">
            <text:p>Mål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Kra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</table:table-row>
        <table:table-row table:style-name="ro1">
          <table:table-cell office:value-type="string">
            <text:p>F6.1</text:p>
          </table:table-cell>
          <table:table-cell office:value-type="string">
            <text:p>Lägg till ett bonus monster.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3</text:p>
          </table:table-cell>
          <table:table-cell office:value-type="string">
            <text:p>Lägg till unlockables</text:p>
          </table:table-cell>
          <table:table-cell office:value-type="string">
            <text:p>Ej påbörjad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P2</text:p>
          </table:table-cell>
          <table:table-cell office:value-type="string">
            <text:p>Lägg till en ny nivå</text:p>
          </table:table-cell>
          <table:table-cell office:value-type="string">
            <text:p>Ej påbörjad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F10</text:p>
          </table:table-cell>
          <table:table-cell office:value-type="string">
            <text:p>Lägg till resterande delar för UI</text:p>
          </table:table-cell>
          <table:table-cell office:value-type="string">
            <text:p>Ej påbörjad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Fixa resterande ljud, boss vapen. Etc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Fixa riktiga bakgrunder till alla sidor.</text:p>
          </table:table-cell>
          <table:table-cell office:value-type="string">
            <text:p>Ej påbörjad</text:p>
          </table:table-cell>
          <table:table-cell office:value-type="float" office:value="4">
            <text:p>4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Iterationsplan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Ej påbörjad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31:.D45])" office:value-type="float" office:value="32.5">
            <text:p>32.5</text:p>
          </table:table-cell>
          <table:table-cell table:formula="of:=SUM([.E31:.E45]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133.5">
            <text:p>133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5/11/2014</text:date>, <text:time>23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0M49S</meta:editing-duration>
    <meta:editing-cycles>4</meta:editing-cycles>
    <meta:generator>OpenOffice/4.0.1$Win32 OpenOffice.org_project/401m5$Build-9714</meta:generator>
    <dc:date>2014-05-11T23:22:30.69</dc:date>
    <meta:document-statistic meta:table-count="3" meta:cell-count="120" meta:object-count="0"/>
    <meta:user-defined meta:name="Info 1"/>
    <meta:user-defined meta:name="Info 2"/>
    <meta:user-defined meta:name="Info 3"/>
    <meta:user-defined meta:name="Info 4"/>
  </office:meta>
</office:document-meta>
</file>